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C0000017CBC2B2454C92BD88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4cm" style:rel-column-width="7937*"/>
    </style:style>
    <style:style style:name="Tableau1.B" style:family="table-column">
      <style:table-column-properties style:column-width="3cm" style:rel-column-width="170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4pt" officeooo:rsid="000d98b9" officeooo:paragraph-rsid="000d98b9" style:font-size-asian="14pt" style:font-size-complex="14pt"/>
    </style:style>
    <style:style style:name="P2" style:family="paragraph" style:parent-style-name="Standard">
      <style:text-properties fo:font-size="14pt" officeooo:rsid="000d98b9" officeooo:paragraph-rsid="000d98b9" style:font-size-asian="14pt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11d7e1" officeooo:paragraph-rsid="0011d7e1" style:font-size-asian="14pt" style:font-size-complex="14pt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This is a test.</text:p>
          </table:table-cell>
          <table:table-cell table:style-name="Tableau1.B1" office:value-type="string">
            <text:p text:style-name="P3"><draw:frame draw:style-name="fr1" draw:name="Image1" text:anchor-type="paragraph" svg:width="2.702cm" svg:height="2.702cm" draw:z-index="0"><draw:image xlink:href="Pictures/100002010000017C0000017CBC2B2454C92BD88A.png" xlink:type="simple" xlink:show="embed" xlink:actuate="onLoad" loext:mime-type="image/png"/></draw:frame></text:p>
          </table:table-cell>
        </table:table-row>
      </table:table>
      <text:p text:style-name="P1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"/>
          </table:table-cell>
          <table:table-cell table:style-name="Tableau2.B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Arial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9-11-01T23:08:58.227000000</meta:creation-date>
    <meta:editing-duration>PT2M38S</meta:editing-duration>
    <meta:editing-cycles>2</meta:editing-cycles>
    <dc:date>2019-11-01T23:44:51.107000000</dc:date>
    <meta:document-statistic meta:table-count="2" meta:image-count="1" meta:object-count="0" meta:page-count="1" meta:paragraph-count="1" meta:word-count="4" meta:character-count="15" meta:non-whitespace-character-count="12"/>
  </office:meta>
</office:document-meta>
</file>